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2.963cm"/>
    </style:style>
    <style:style style:name="co3" style:family="table-column">
      <style:table-column-properties fo:break-before="auto" style:column-width="3.048cm"/>
    </style:style>
    <style:style style:name="co4" style:family="table-column">
      <style:table-column-properties fo:break-before="auto" style:column-width="3.154cm"/>
    </style:style>
    <style:style style:name="co5" style:family="table-column">
      <style:table-column-properties fo:break-before="auto" style:column-width="3.175cm"/>
    </style:style>
    <style:style style:name="co6" style:family="table-column">
      <style:table-column-properties fo:break-before="auto" style:column-width="2.37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8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6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9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1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 style:data-style-name="N107">
      <style:table-cell-properties fo:border-bottom="0.06pt solid #000000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2022070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ce1"/>
        <table:table-column table:style-name="co6" table:default-cell-style-name="ce1"/>
        <table:table-row table:style-name="ro1">
          <table:table-cell table:style-name="ce2" office:value-type="string" calcext:value-type="string">
            <text:p>Namen:</text:p>
          </table:table-cell>
          <table:table-cell table:style-name="ce3" office:value-type="string" calcext:value-type="string">
            <text:p>Birk Henrik</text:p>
          </table:table-cell>
          <table:table-cell table:style-name="ce3" office:value-type="string" calcext:value-type="string">
            <text:p>Eckerle Jan</text:p>
          </table:table-cell>
          <table:table-cell table:style-name="ce3" office:value-type="string" calcext:value-type="string">
            <text:p>Gegg Patrick</text:p>
          </table:table-cell>
          <table:table-cell table:style-name="ce3"/>
          <table:table-cell table:style-name="ce4" office:value-type="string" calcext:value-type="string">
            <text:p>CrazyApe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Ziel des heutigen Termins: (was möchten wir erreichen?)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Borders für den Spieler und die Tiere implementier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Beginnen mit der Kollision Auswertung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Umstrukturierung der Vererbungshierarchie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7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5" office:value-type="string" calcext:value-type="string">
            <text:p>Wie sind wir vorgegangen? Was haben wir gemacht (technisch)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Klasse für Tiere und Spieler von der Item-klasse erben lass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Funktion zur Prüfung der Fenstergrenzen mit Übergabe der Objektzeiger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10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5" office:value-type="string" calcext:value-type="string">
            <text:p>Reflexion: Traten Probleme auf? Welche? Wie lösen wir diese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Der Spieler konnte trotzdem in den Ecken des Spielfeldes herausfahr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Die Tiere sind nicht ganz bis zum Rand gelaufen → Lösung: mit Shapegrößen gearbeitet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9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Ergebnis: wir haben unser heutiges Ziel (nicht) erreicht. Gründe? Wie gehen wir damit um?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 office:value-type="string" calcext:value-type="string">
            <text:p>Wie machen wir weiter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Bidirektionale Assoziation über mehrere Klassen -&gt; Gegenseitige Objektaufrufe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Spiel Algorithmus programmiere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Button erzeugen und einbind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Fliegende Kokusnüsse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Spiefled nicht über array verwalten sondern bei Gui auf Kollision überprüf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Methode schreiben um zu überprüfen ob Objekt beim nächsten Zug aus der Oberfläche verschwindet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4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2062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ce1"/>
        <table:table-column table:style-name="co6" table:default-cell-style-name="ce1"/>
        <table:table-row table:style-name="ro1">
          <table:table-cell table:style-name="ce2" office:value-type="string" calcext:value-type="string">
            <text:p>Namen:</text:p>
          </table:table-cell>
          <table:table-cell table:style-name="ce3" office:value-type="string" calcext:value-type="string">
            <text:p>Birk Henrik</text:p>
          </table:table-cell>
          <table:table-cell table:style-name="ce3" office:value-type="string" calcext:value-type="string">
            <text:p>Eckerle Jan</text:p>
          </table:table-cell>
          <table:table-cell table:style-name="ce3" office:value-type="string" calcext:value-type="string">
            <text:p>Gegg Patrick</text:p>
          </table:table-cell>
          <table:table-cell table:style-name="ce3"/>
          <table:table-cell table:style-name="ce4" office:value-type="string" calcext:value-type="string">
            <text:p>CrazyApe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Ziel des heutigen Termins: (was möchten wir erreichen?)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weitere Objekte (Spielfiguren) auf die Gui mit neuen Elementen erweiter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Spielfeldarray erzeugen und Felder beleg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Objektzeiger an Methode übergeben (sowohl Zeiger auf Objekte einer Klasse und zeiger auf Objekte der Klasse sf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Button erstell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Auslagerung von sf Objekten aus der GUI in die jeweilige Klasse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kokosnus von links nach rechts fliegen lass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4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5" office:value-type="string" calcext:value-type="string">
            <text:p>Wie sind wir vorgegangen? Was haben wir gemacht (technisch)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Methoden erstellt, über diese ein ein jeweiliges Image für die Gui erzeugt wird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Auslagerung der erstellung von sf Objekten in die Konstruktoren der jeweiligen Klass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10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5" office:value-type="string" calcext:value-type="string">
            <text:p>Reflexion: Traten Probleme auf? Welche? Wie lösen wir diese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Bidirektionale Assoziation über mehrere Klassen -&gt; Gegenseitige Objektaufrufe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SFML Installationsfehler wurde nun bei allen Gruppenmitgliedern gelöst.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Makefile funktioniert noch nicht so wie beabsichtigt. → Tutorials dazu anschau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8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Ergebnis: wir haben unser heutiges Ziel (nicht) erreicht. Gründe? Wie gehen wir damit um?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 office:value-type="string" calcext:value-type="string">
            <text:p>Wie machen wir weiter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Bidirektionale Assoziation über mehrere Klassen -&gt; Gegenseitige Objektaufrufe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Spiel Algorithmus programmiere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Button erzeugen und einbind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Fliegende Kokusnüsse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Spiefled nicht über array verwalten sondern bei Gui auf Kollision überprüf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Methode schreiben um zu überprüfen ob Objekt beim nächsten Zug aus der Oberfläche verschwindet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4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20610" table:style-name="ta2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ce1"/>
        <table:table-column table:style-name="co6" table:default-cell-style-name="ce1"/>
        <table:table-row table:style-name="ro1">
          <table:table-cell table:style-name="ce2" office:value-type="string" calcext:value-type="string">
            <text:p>Namen:</text:p>
          </table:table-cell>
          <table:table-cell table:style-name="ce3" office:value-type="string" calcext:value-type="string">
            <text:p>Birk Henrik</text:p>
          </table:table-cell>
          <table:table-cell table:style-name="ce3" office:value-type="string" calcext:value-type="string">
            <text:p>Eckerle Jan</text:p>
          </table:table-cell>
          <table:table-cell table:style-name="ce3" office:value-type="string" calcext:value-type="string">
            <text:p>Gegg Patrick</text:p>
          </table:table-cell>
          <table:table-cell table:style-name="ce10" office:value-type="date" office:date-value="2022-06-10" calcext:value-type="date">
            <text:p>10.6.22</text:p>
          </table:table-cell>
          <table:table-cell table:style-name="ce4" office:value-type="string" calcext:value-type="string">
            <text:p>CrazyApe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Ziel des heutigen Termins: (was möchten wir erreichen?)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Methode für Randomzahlen programmier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Methode für Zufallsposition programmier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Assotiationen zwischen den Klassen implementier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Über SFML als Graphische Oberfläche informier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Testoberfläche erstellt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Fehlerbehebung um das Programm testweise starten zu könn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4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5" office:value-type="string" calcext:value-type="string">
            <text:p>Wie sind wir vorgegangen? Was haben wir gemacht (technisch)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Fehlermeldungen gegoogled und behob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.cpp Dateien kompiliert und weitere Errorcodes behob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Über den This Zeiger informiert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.h Dateien der Subklassen korrigiert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Erstellung von dynamischen statt statischen Objekt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Hauptspielfigur erstellt (Gimp)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Erste Testversion zur Steuerung der Hauptspielfigur via Tastatur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2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11" office:value-type="string" calcext:value-type="string">
            <text:p>Erfolg:</text:p>
          </table:table-cell>
          <table:table-cell office:value-type="string" calcext:value-type="string">
            <text:p>Alle aktuellen Fehler behoben → Kompilierung</text:p>
          </table:table-cell>
          <table:table-cell table:number-columns-repeated="3"/>
          <table:table-cell table:style-name="ce9"/>
          <table:table-cell table:number-columns-repeated="1018"/>
        </table:table-row>
        <table:table-row table:style-name="ro2">
          <table:table-cell table:style-name="ce8"/>
          <table:table-cell office:value-type="string" calcext:value-type="string">
            <text:p>Erster Programmstart mit Demo-Gui</text:p>
          </table:table-cell>
          <table:table-cell table:number-columns-repeated="3"/>
          <table:table-cell table:style-name="ce9"/>
          <table:table-cell table:number-columns-repeated="1018"/>
        </table:table-row>
        <table:table-row table:style-name="ro2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5" office:value-type="string" calcext:value-type="string">
            <text:p>Reflexion: Traten Probleme auf? Welche? Wie lösen wir diese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Error: Impliziete-Deklaration vom Gui-Konstruktor → Konstruktor in Gui.h Datei vergess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Error: Undefined Reference to … → Vermutung Make File erstell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Fehler beim Testen der Steuerung, aufgrund falscher Datentyp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8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Ergebnis: wir haben unser heutiges Ziel (nicht) erreicht. Gründe? Wie gehen wir damit um?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 office:value-type="string" calcext:value-type="string">
            <text:p>Wie machen wir weiter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Über Makefile informieren und erstell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Spieler auf der Gui erstell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Finale Steuerung des Spielers implemetier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Unsicherheit über Assotiationen und Aggrekationen (Informieren)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Start und Ziel, sowie Sperre implementier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5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20520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ce1"/>
        <table:table-column table:style-name="co6" table:default-cell-style-name="ce1"/>
        <table:table-row table:style-name="ro1">
          <table:table-cell table:style-name="ce2" office:value-type="string" calcext:value-type="string">
            <text:p>Namen:</text:p>
          </table:table-cell>
          <table:table-cell table:style-name="ce3" office:value-type="string" calcext:value-type="string">
            <text:p>Birk Henrik</text:p>
          </table:table-cell>
          <table:table-cell table:style-name="ce3" office:value-type="string" calcext:value-type="string">
            <text:p>Eckerle Jan</text:p>
          </table:table-cell>
          <table:table-cell table:style-name="ce3" office:value-type="string" calcext:value-type="string">
            <text:p>Gegg Patrick</text:p>
          </table:table-cell>
          <table:table-cell table:style-name="ce10" office:value-type="date" office:date-value="2022-05-20" calcext:value-type="date">
            <text:p>20.5.22</text:p>
          </table:table-cell>
          <table:table-cell table:style-name="ce4" office:value-type="string" calcext:value-type="string">
            <text:p>CrazyApe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Ziel des heutigen Termins: (was möchten wir erreichen?)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Spielkonzepterstellung und eigene Features eingebaut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UML Klassendiagramm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In Git einarbeit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Einarbeitung in Vererbung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Erstellung der benötigtten Objekte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Kommentieren der Methoden und Variabl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Tutorials zu C++ anschau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3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5" office:value-type="string" calcext:value-type="string">
            <text:p>Wie sind wir vorgegangen? Was haben wir gemacht (technisch)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Git Repository erstellt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Klassendiagramm gezeichnet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CPP und H Dateien angelegt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Klassen erstellt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Variablen und Methoden angelegt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Vererbungshierarchie erstellt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Kommentier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5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5" office:value-type="string" calcext:value-type="string">
            <text:p>Reflexion: Traten Probleme auf? Welche? Wie lösen wir diese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Vererbung hat Probleme gemacht. --&gt; Googl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Unwissenheit in Objektorientiertem pogrammier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Unwissenheit über benötigte Klassen und Method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8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Ergebnis: wir haben unser heutiges Ziel (nicht) erreicht. Gründe? Wie gehen wir damit um?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 office:value-type="string" calcext:value-type="string">
            <text:p>Wie machen wir weiter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Teilweise, hat es sehr lange gedauert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8" office:value-type="string" calcext:value-type="string">
            <text:p>Wir haben alle Ziele erreicht, auch wenn sie durch viel unwissenheit lange gedauert haben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 table:number-rows-repeated="8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ufzettel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ce1"/>
        <table:table-column table:style-name="co6" table:default-cell-style-name="ce1"/>
        <table:table-row table:style-name="ro1">
          <table:table-cell table:style-name="ce2" office:value-type="string" calcext:value-type="string">
            <text:p>Namen:</text:p>
          </table:table-cell>
          <table:table-cell table:style-name="ce3" office:value-type="string" calcext:value-type="string">
            <text:p>Birk Henrik</text:p>
          </table:table-cell>
          <table:table-cell table:style-name="ce3" office:value-type="string" calcext:value-type="string">
            <text:p>Eckerle Jan</text:p>
          </table:table-cell>
          <table:table-cell table:style-name="ce3" office:value-type="string" calcext:value-type="string">
            <text:p>Gegg Patrick</text:p>
          </table:table-cell>
          <table:table-cell table:style-name="ce3"/>
          <table:table-cell table:style-name="ce4" office:value-type="string" calcext:value-type="string">
            <text:p>CrazyApe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Ziel des heutigen Termins: (was möchten wir erreichen?)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 table:number-rows-repeated="10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5" office:value-type="string" calcext:value-type="string">
            <text:p>Wie sind wir vorgegangen? Was haben wir gemacht (technisch)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 table:number-rows-repeated="12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5" office:value-type="string" calcext:value-type="string">
            <text:p>Reflexion: Traten Probleme auf? Welche? Wie lösen wir diese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 table:number-rows-repeated="11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>
          <table:table-cell table:style-name="ce8" office:value-type="string" calcext:value-type="string">
            <text:p>Ergebnis: wir haben unser heutiges Ziel (nicht) erreicht. Gründe? Wie gehen wir damit um?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 office:value-type="string" calcext:value-type="string">
            <text:p>Wie machen wir weiter?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 table:number-rows-repeated="10">
          <table:table-cell table:style-name="ce8"/>
          <table:table-cell table:number-columns-repeated="4"/>
          <table:table-cell table:style-name="ce9"/>
          <table:table-cell table:number-columns-repeated="1018"/>
        </table:table-row>
        <table:table-row table:style-name="ro2">
          <table:table-cell table:style-name="ce5"/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date-style style:name="N107">
      <number:day/>
      <number:text>.</number:text>
      <number:month/>
      <number:text>.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1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6.2$Windows_X86_64 LibreOffice_project/b0ec3a565991f7569a5a7f5d24fed7f52653d754</meta:generator>
    <meta:creation-date>2022-05-14T13:23:04Z</meta:creation-date>
    <dc:date>2022-07-01T12:14:34.326000000</dc:date>
    <meta:print-date>2022-06-16T08:03:01Z</meta:print-date>
    <meta:editing-cycles>50</meta:editing-cycles>
    <meta:editing-duration>PT22M16S</meta:editing-duration>
    <meta:document-statistic meta:table-count="5" meta:cell-count="125" meta:object-count="0"/>
  </office:meta>
</office:document-meta>
</file>